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Versioning</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ll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1" text:outline-level="1">Lazy Loading in Edit Mode</text:h>
      <text:p text:style-name="Text_20_body"/>
      <text:h text:style-name="Heading_20_1" text:outline-level="1">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h text:style-name="Heading_20_1" text:outline-level="1">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1" text:outline-level="1">Email Notifications</text:h>
      <text:p text:style-name="Text_20_body">Lets keep this simple for now. <text:s/>A print out of the changes since the last email update should be sufficient. <text:s/>Later of course we'll want to think of better ways to do this.</text:p>
      <text:h text:style-name="Heading_20_1" text:outline-level="1">Definitions</text:h>
      <text:h text:style-name="Heading_20_1" text:outline-level="1">Argument Titles</text:h>
      <text:p text:style-name="Text_20_body">Arguments should have titles, but when an argument is added it should keep the current behavoir and jump to a newly added proposition. <text:s/>Then you can click on the argument to give it a title. <text:s/>If you delete all the nodes your cursor should go to the argument, which you can then delete or not. <text:s/>Thus it would be possible to have empty arguments. <text: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Linux OpenOffice.org_project/320m12$Build-9483</meta:generator>
    <dc:date>2010-10-10T22:52:23</dc:date>
    <dc:creator>Isaac Kriegman</dc:creator>
    <meta:editing-duration>PT03H06M18S</meta:editing-duration>
    <meta:editing-cycles>4</meta:editing-cycles>
    <meta:document-statistic meta:table-count="0" meta:image-count="0" meta:object-count="0" meta:page-count="1" meta:paragraph-count="20" meta:word-count="502" meta:character-count="2814"/>
  </office:meta>
</office:document-meta>
</file>